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5" calcext:value-type="float">
            <text:p>4015</text:p>
          </table:table-cell>
          <table:table-cell table:formula="of:=[.CI28]-[.CI54]-[.CI80]" office:value-type="float" office:value="4241" calcext:value-type="float">
            <text:p>4241</text:p>
          </table:table-cell>
          <table:table-cell table:formula="of:=[.CJ28]-[.CJ54]-[.CJ80]" office:value-type="float" office:value="4553" calcext:value-type="float">
            <text:p>45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1" calcext:value-type="float">
            <text:p>5661</text:p>
          </table:table-cell>
          <table:table-cell table:formula="of:=[.CI29]-[.CI55]-[.CI81]" office:value-type="float" office:value="5984" calcext:value-type="float">
            <text:p>5984</text:p>
          </table:table-cell>
          <table:table-cell table:formula="of:=[.CJ29]-[.CJ55]-[.CJ81]" office:value-type="float" office:value="6341" calcext:value-type="float">
            <text:p>63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30" calcext:value-type="float">
            <text:p>430</text:p>
          </table:table-cell>
          <table:table-cell table:formula="of:=[.CI33]-[.CI59]-[.CI85]" office:value-type="float" office:value="430" calcext:value-type="float">
            <text:p>430</text:p>
          </table:table-cell>
          <table:table-cell table:formula="of:=[.CJ33]-[.CJ59]-[.CJ85]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19" calcext:value-type="float">
            <text:p>4219</text:p>
          </table:table-cell>
          <table:table-cell office:value-type="float" office:value="4455" calcext:value-type="float">
            <text:p>4455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5" calcext:value-type="float">
            <text:p>5875</text:p>
          </table:table-cell>
          <table:table-cell office:value-type="float" office:value="6203" calcext:value-type="float">
            <text:p>6203</text:p>
          </table:table-cell>
          <table:table-cell office:value-type="float" office:value="6564" calcext:value-type="float">
            <text:p>65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  <table:table-cell table:number-columns-repeated="3"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0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9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8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9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19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3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63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8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3:57:28.368795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28T14:45:12.260878856</dc:date>
    <meta:editing-duration>PT7H7M12S</meta:editing-duration>
    <meta:editing-cycles>70</meta:editing-cycles>
    <meta:document-statistic meta:table-count="1" meta:cell-count="13816" meta:object-count="0"/>
  </office:meta>
</office:document-meta>
</file>